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2.331cm"/>
    </style:style>
    <style:style style:name="gr2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0.41cm"/>
    </style:style>
    <style:style style:name="gr3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272cm"/>
    </style:style>
    <style:style style:name="gr4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9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9.739cm"/>
    </style:style>
    <style:style style:name="gr6" style:family="graphic" style:parent-style-name="standard">
      <style:graphic-properties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3" style:family="paragraph">
      <style:paragraph-properties fo:text-align="center"/>
    </style:style>
    <style:style style:name="T1" style:family="text">
      <style:text-properties fo:font-family="'Courier New'" style:font-style-name="Regular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2.331cm" svg:height="0.399cm" svg:x="1.819cm" svg:y="0.184cm">
          <draw:text-box>
            <text:p text:style-name="P1"><text:span text:style-name="T1"><text:s/></text:span><text:span text:style-name="T1">DEPARTURE </text:span></text:p>
          </draw:text-box>
        </draw:frame>
        <draw:frame draw:style-name="gr2" draw:text-style-name="P2" draw:id="id3" draw:layer="layout" svg:width="0.849cm" svg:height="0.399cm" svg:x="4.279cm" svg:y="0.965cm">
          <draw:text-box>
            <text:p text:style-name="P1"><text:span text:style-name="T1"><text:s/></text:span><text:span text:style-name="T1">TO </text:span></text:p>
          </draw:text-box>
        </draw:frame>
        <draw:frame draw:style-name="gr3" draw:text-style-name="P2" draw:id="id2" draw:layer="layout" svg:width="1.272cm" svg:height="0.399cm" svg:x="8.375cm" svg:y="1.758cm">
          <draw:text-box>
            <text:p text:style-name="P1"><text:span text:style-name="T1"><text:s/></text:span><text:span text:style-name="T1">TIME </text:span></text:p>
          </draw:text-box>
        </draw:frame>
        <draw:frame draw:style-name="gr4" draw:text-style-name="P2" draw:id="id4" draw:layer="layout" svg:width="1.907cm" svg:height="0.399cm" svg:x="5.438cm" svg:y="1.758cm">
          <draw:text-box>
            <text:p text:style-name="P1"><text:span text:style-name="T1"><text:s/></text:span><text:span text:style-name="T1">STATION </text:span></text:p>
          </draw:text-box>
        </draw:frame>
        <draw:frame draw:style-name="gr5" draw:text-style-name="P2" draw:layer="layout" svg:width="11.644cm" svg:height="0.399cm" svg:x="0.166cm" svg:y="3.616cm">
          <draw:text-box>
            <text:p text:style-name="P1"><text:span text:style-name="T1">jede nějaký spěšný vlak do Prahy kolem čtvrté odpoledne</text:span></text:p>
          </draw:text-box>
        </draw:frame>
        <draw:connector draw:style-name="gr6" draw:text-style-name="P3" draw:layer="layout" draw:type="curve" svg:x1="4.15cm" svg:y1="0.383cm" svg:x2="9.011cm" svg:y2="1.758cm" draw:start-shape="id1" draw:start-glue-point="1" draw:end-shape="id2" draw:end-glue-point="0">
          <text:p text:style-name="P1"/>
        </draw:connector>
        <draw:connector draw:style-name="gr6" draw:text-style-name="P3" draw:layer="layout" draw:type="curve" svg:x1="2.984cm" svg:y1="0.583cm" svg:x2="4.279cm" svg:y2="1.164cm" draw:start-shape="id1" draw:start-glue-point="2" draw:end-shape="id3" draw:end-glue-point="3">
          <text:p text:style-name="P1"/>
        </draw:connector>
        <draw:connector draw:style-name="gr6" draw:text-style-name="P3" draw:layer="layout" draw:type="curve" svg:x1="5.128cm" svg:y1="1.164cm" svg:x2="6.391cm" svg:y2="1.758cm" draw:start-shape="id3" draw:start-glue-point="1" draw:end-shape="id4" draw:end-glue-point="0">
          <text:p text:style-name="P1"/>
        </draw:connector>
        <draw:connector draw:style-name="gr6" draw:text-style-name="P3" draw:layer="layout" draw:type="curve" draw:line-skew="-0.106cm" svg:x1="2.984cm" svg:y1="0.583cm" svg:x2="0.645cm" svg:y2="3.487cm" draw:start-shape="id1" draw:start-glue-point="2">
          <text:p text:style-name="P1"/>
        </draw:connector>
        <draw:connector draw:style-name="gr6" draw:text-style-name="P3" draw:layer="layout" draw:type="curve" svg:x1="2.984cm" svg:y1="0.583cm" svg:x2="1.833cm" svg:y2="3.496cm" draw:start-shape="id1" draw:start-glue-point="2">
          <text:p text:style-name="P1"/>
        </draw:connector>
        <draw:connector draw:style-name="gr6" draw:text-style-name="P3" draw:layer="layout" draw:type="curve" draw:line-skew="0.069cm" svg:x1="2.984cm" svg:y1="0.583cm" svg:x2="3.604cm" svg:y2="3.496cm" draw:start-shape="id1" draw:start-glue-point="2">
          <text:p text:style-name="P1"/>
        </draw:connector>
        <draw:connector draw:style-name="gr6" draw:text-style-name="P3" draw:layer="layout" draw:type="curve" draw:line-skew="-0.149cm" svg:x1="4.703cm" svg:y1="1.364cm" svg:x2="5.427cm" svg:y2="3.485cm" draw:start-shape="id3" draw:start-glue-point="2">
          <text:p text:style-name="P1"/>
        </draw:connector>
        <draw:connector draw:style-name="gr6" draw:text-style-name="P3" draw:layer="layout" draw:type="curve" svg:x1="6.391cm" svg:y1="2.157cm" svg:x2="6.388cm" svg:y2="3.498cm" draw:start-shape="id4" draw:start-glue-point="2">
          <text:p text:style-name="P1"/>
        </draw:connector>
        <draw:connector draw:style-name="gr6" draw:text-style-name="P3" draw:layer="layout" draw:type="curve" draw:line-skew="-0.323cm" svg:x1="9.011cm" svg:y1="2.157cm" svg:x2="7.678cm" svg:y2="3.482cm" draw:start-shape="id2" draw:start-glue-point="2">
          <text:p text:style-name="P1"/>
        </draw:connector>
        <draw:connector draw:style-name="gr6" draw:text-style-name="P3" draw:layer="layout" draw:type="curve" svg:x1="9.011cm" svg:y1="2.157cm" svg:x2="9.011cm" svg:y2="3.482cm" draw:start-shape="id2" draw:start-glue-point="2">
          <text:p text:style-name="P1"/>
        </draw:connector>
        <draw:connector draw:style-name="gr6" draw:text-style-name="P3" draw:layer="layout" draw:type="curve" draw:line-skew="-0.291cm" svg:x1="9.011cm" svg:y1="2.157cm" svg:x2="10.856cm" svg:y2="3.484cm" draw:start-shape="id2" draw:start-glue-point="2">
          <text:p text:style-name="P1"/>
        </draw:connector>
        <draw:connector draw:style-name="gr6" draw:text-style-name="P3" draw:layer="layout" draw:type="curve" draw:line-skew="-0.054cm" svg:x1="2.984cm" svg:y1="0.583cm" svg:x2="4.615cm" svg:y2="3.485cm" draw:start-shape="id1" draw:start-glue-point="2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152cm" draw:marker-start-center="false" draw:marker-end-width="0.152cm" draw:marker-end-center="false" draw:fill="solid" draw:fill-color="#00b8ff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12cm" fo:page-height="4.2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4-06T11:52:55</meta:creation-date>
    <dc:creator>Filip Jurcicek</dc:creator>
    <dc:date>2006-06-07T16:02:48</dc:date>
    <dc:language>en-US</dc:language>
    <meta:editing-cycles>15</meta:editing-cycles>
    <meta:editing-duration>PT1H28M12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